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M Sans Quot 8" svg:font-family="'LM Sans Quot 8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58b77" officeooo:paragraph-rsid="00158b77" style:font-size-asian="13pt" style:font-size-complex="13pt"/>
    </style:style>
    <style:style style:name="P2" style:family="paragraph" style:parent-style-name="Standard">
      <style:text-properties fo:font-size="13pt" officeooo:rsid="00158b77" officeooo:paragraph-rsid="00242c7c" style:font-size-asian="13pt" style:font-size-complex="13pt"/>
    </style:style>
    <style:style style:name="P3" style:family="paragraph" style:parent-style-name="Standard">
      <style:text-properties fo:font-size="13pt" officeooo:rsid="00158b77" officeooo:paragraph-rsid="002b306b" style:font-size-asian="13pt" style:font-size-complex="13pt"/>
    </style:style>
    <style:style style:name="P4" style:family="paragraph" style:parent-style-name="Standard">
      <style:text-properties fo:color="#000000" style:font-name="LM Sans Quot 8" fo:font-size="13pt" officeooo:rsid="00158b77" officeooo:paragraph-rsid="00158b77" style:font-size-asian="13pt" style:font-size-complex="13pt"/>
    </style:style>
    <style:style style:name="P5" style:family="paragraph" style:parent-style-name="Standard">
      <style:text-properties fo:color="#000000" style:font-name="LM Sans Quot 8" fo:font-size="13pt" officeooo:rsid="0017704c" officeooo:paragraph-rsid="0017704c" style:font-size-asian="13pt" style:font-size-complex="13pt"/>
    </style:style>
    <style:style style:name="P6" style:family="paragraph" style:parent-style-name="Standard">
      <style:text-properties fo:color="#000000" style:font-name="LM Sans Quot 8" fo:font-size="13pt" officeooo:rsid="0023a5a4" officeooo:paragraph-rsid="0023a5a4" style:font-size-asian="13pt" style:font-size-complex="13pt"/>
    </style:style>
    <style:style style:name="P7" style:family="paragraph" style:parent-style-name="Standard">
      <style:text-properties fo:color="#000000" style:font-name="LM Sans Quot 8" fo:font-size="13pt" officeooo:rsid="0029308a" officeooo:paragraph-rsid="0029308a" style:font-size-asian="13pt" style:font-size-complex="13pt"/>
    </style:style>
    <style:style style:name="P8" style:family="paragraph" style:parent-style-name="Standard">
      <style:text-properties fo:color="#000000" style:font-name="Monospace" fo:font-size="10pt" officeooo:rsid="0017704c" officeooo:paragraph-rsid="001ee453" fo:background-color="#e8f2fe" style:font-size-asian="10pt" style:font-size-complex="13pt"/>
    </style:style>
    <style:style style:name="P9" style:family="paragraph" style:parent-style-name="Standard">
      <style:text-properties fo:color="#00cc33" style:font-name="LM Sans Quot 8" fo:font-size="13pt" officeooo:rsid="00158b77" officeooo:paragraph-rsid="00158b77" style:font-size-asian="13pt" style:font-size-complex="13pt"/>
    </style:style>
    <style:style style:name="P10" style:family="paragraph" style:parent-style-name="Standard">
      <style:text-properties fo:color="#009933" style:font-name="LM Sans Quot 8" fo:font-size="13pt" officeooo:rsid="00158b77" officeooo:paragraph-rsid="00158b77" style:font-size-asian="13pt" style:font-size-complex="13pt"/>
    </style:style>
    <style:style style:name="P11" style:family="paragraph" style:parent-style-name="Standard">
      <style:text-properties fo:color="#009933" style:font-name="LM Sans Quot 8" fo:font-size="13pt" officeooo:rsid="0025c65c" officeooo:paragraph-rsid="0025c65c" style:font-size-asian="13pt" style:font-size-complex="13pt"/>
    </style:style>
    <style:style style:name="P12" style:family="paragraph" style:parent-style-name="Standard">
      <style:text-properties style:font-name="LM Sans Quot 8" fo:font-size="13pt" officeooo:rsid="00158b77" officeooo:paragraph-rsid="00158b77" style:font-size-asian="13pt" style:font-size-complex="13pt"/>
    </style:style>
    <style:style style:name="P13" style:family="paragraph" style:parent-style-name="Standard">
      <style:text-properties style:font-name="LM Sans Quot 8" fo:font-size="13pt" officeooo:rsid="00158b77" officeooo:paragraph-rsid="00242c7c" style:font-size-asian="13pt" style:font-size-complex="13pt"/>
    </style:style>
    <style:style style:name="P14" style:family="paragraph" style:parent-style-name="Standard">
      <style:text-properties fo:color="#ff3333" style:font-name="LM Sans Quot 8" fo:font-size="13pt" officeooo:rsid="00158b77" officeooo:paragraph-rsid="00158b77" style:font-size-asian="13pt" style:font-size-complex="13pt"/>
    </style:style>
    <style:style style:name="P15" style:family="paragraph" style:parent-style-name="Standard">
      <style:text-properties fo:color="#ff3333" style:font-name="LM Sans Quot 8" fo:font-size="13pt" officeooo:rsid="00158b77" officeooo:paragraph-rsid="00242c7c" style:font-size-asian="13pt" style:font-size-complex="13pt"/>
    </style:style>
    <style:style style:name="P16" style:family="paragraph" style:parent-style-name="Standard">
      <style:text-properties fo:color="#ff3333" style:font-name="LM Sans Quot 8" fo:font-size="13pt" officeooo:rsid="0025c65c" officeooo:paragraph-rsid="0025c65c" style:font-size-asian="13pt" style:font-size-complex="13pt"/>
    </style:style>
    <style:style style:name="P17" style:family="paragraph" style:parent-style-name="Standard">
      <style:text-properties fo:color="#ff3333" style:font-name="LM Sans Quot 8" fo:font-size="13pt" officeooo:rsid="0025c65c" officeooo:paragraph-rsid="00278e6e" style:font-size-asian="13pt" style:font-size-complex="13pt"/>
    </style:style>
    <style:style style:name="P18" style:family="paragraph" style:parent-style-name="Preformatted_20_Text">
      <style:text-properties fo:color="#000000" style:font-name="Monospace" fo:font-size="10pt" officeooo:rsid="0017704c" officeooo:paragraph-rsid="001ee453" fo:background-color="#e8f2fe" style:font-size-asian="10pt" style:font-size-complex="13pt"/>
    </style:style>
    <style:style style:name="P19" style:family="paragraph" style:parent-style-name="Standard">
      <style:text-properties fo:color="#000000" style:font-name="Monospace" fo:font-size="10pt" officeooo:rsid="0017704c" officeooo:paragraph-rsid="00278e6e" fo:background-color="#e8f2fe" style:font-size-asian="10pt" style:font-size-complex="13pt"/>
    </style:style>
    <style:style style:name="P20" style:family="paragraph" style:parent-style-name="Standard">
      <style:text-properties fo:color="#000000" style:font-name="Monospace" fo:font-size="10pt" officeooo:rsid="003315e3" officeooo:paragraph-rsid="003315e3" fo:background-color="#e8f2fe" style:font-size-asian="10pt" style:font-size-complex="13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00cc33"/>
    </style:style>
    <style:style style:name="T2" style:family="text">
      <style:text-properties fo:color="#00cc33" style:font-name="LM Sans Quot 8"/>
    </style:style>
    <style:style style:name="T3" style:family="text">
      <style:text-properties fo:color="#00cc33" style:font-name="LM Sans Quot 8" officeooo:rsid="002cd1ee"/>
    </style:style>
    <style:style style:name="T4" style:family="text">
      <style:text-properties fo:color="#00cc33" style:font-name="LM Sans Quot 8" officeooo:rsid="00301227"/>
    </style:style>
    <style:style style:name="T5" style:family="text">
      <style:text-properties fo:color="#00cc33" officeooo:rsid="00158b77"/>
    </style:style>
    <style:style style:name="T6" style:family="text">
      <style:text-properties fo:color="#00cc33" officeooo:rsid="002cd1ee"/>
    </style:style>
    <style:style style:name="T7" style:family="text">
      <style:text-properties fo:color="#00cc33" officeooo:rsid="00301227"/>
    </style:style>
    <style:style style:name="T8" style:family="text">
      <style:text-properties fo:color="#ff3333"/>
    </style:style>
    <style:style style:name="T9" style:family="text">
      <style:text-properties fo:color="#ff3333" style:font-name="LM Sans Quot 8" officeooo:rsid="00242c7c"/>
    </style:style>
    <style:style style:name="T10" style:family="text">
      <style:text-properties fo:color="#ff3333" officeooo:rsid="002cd1ee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officeooo:rsid="0017704c"/>
    </style:style>
    <style:style style:name="T14" style:family="text">
      <style:text-properties officeooo:rsid="00227b94"/>
    </style:style>
    <style:style style:name="T15" style:family="text">
      <style:text-properties style:font-name="LM Sans Quot 8"/>
    </style:style>
    <style:style style:name="T16" style:family="text">
      <style:text-properties style:font-name="LM Sans Quot 8" officeooo:rsid="00242c7c"/>
    </style:style>
    <style:style style:name="T17" style:family="text">
      <style:text-properties officeooo:rsid="0029308a"/>
    </style:style>
    <style:style style:name="T18" style:family="text">
      <style:text-properties officeooo:rsid="0023a5a4"/>
    </style:style>
    <style:style style:name="T19" style:family="text">
      <style:text-properties officeooo:rsid="002cd1ee"/>
    </style:style>
    <style:style style:name="T20" style:family="text">
      <style:text-properties officeooo:rsid="002de69c"/>
    </style:style>
    <style:style style:name="T21" style:family="text">
      <style:text-properties officeooo:rsid="00301227"/>
    </style:style>
    <style:style style:name="T22" style:family="text">
      <style:text-properties fo:color="#7f0055" style:font-name="Monospace" fo:font-size="10pt" fo:font-weight="bold" style:font-size-asian="10pt" style:font-weight-asian="bold"/>
    </style:style>
    <style:style style:name="T23" style:family="text">
      <style:text-properties fo:color="#7f0055" fo:font-weight="bold" style:font-weight-asian="bold"/>
    </style:style>
    <style:style style:name="T24" style:family="text">
      <style:text-properties fo:color="#6a3e3e" style:font-name="Monospace" fo:font-size="10pt" style:font-size-asian="10pt"/>
    </style:style>
    <style:style style:name="T25" style:family="text">
      <style:text-properties fo:color="#6a3e3e"/>
    </style:style>
    <style:style style:name="T26" style:family="text">
      <style:text-properties fo:color="#2a00ff" style:font-name="Monospace" fo:font-size="10pt" style:font-size-asian="10pt"/>
    </style:style>
    <style:style style:name="T27" style:family="text">
      <style:text-properties fo:color="#0000c0" style:font-name="Monospace" fo:font-size="10pt" style:font-size-asian="10pt"/>
    </style:style>
    <style:style style:name="T2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9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ongaro@ongaro-HP:~$</text:span> <text:s/></text:p>
      <text:p text:style-name="P13"/>
      <text:p text:style-name="P2"><text:span text:style-name="T16">1. </text:span><text:span text:style-name="T15">cd workspace/unitime-master/Distributions/</text:span></text:p>
      <text:p text:style-name="P15"/>
      <text:p text:style-name="P3"><text:span text:style-name="T9">2. </text:span><text:span text:style-name="T2">scp </text:span><text:span text:style-name="T4">cbps</text:span><text:span text:style-name="T2">.war </text:span><text:a xlink:type="simple" xlink:href="mailto:ongaro@41.89.94.43" text:style-name="Internet_20_link" text:visited-style-name="Visited_20_Internet_20_Link">ongaro@41.89.94.43</text:a><text:span text:style-name="T2">:~/ </text:span></text:p>
      <text:p text:style-name="P9"/>
      <text:p text:style-name="P12"><text:s text:c="15"/><text:span text:style-name="T8">password:</text:span></text:p>
      <text:p text:style-name="P9"/>
      <text:p text:style-name="P1"><text:span text:style-name="T3">2. </text:span><text:span text:style-name="T2">ssh </text:span><text:a xlink:type="simple" xlink:href="mailto:ongaro@41.89.94.43" text:style-name="Internet_20_link" text:visited-style-name="Visited_20_Internet_20_Link">ongaro@41.89.94.43</text:a></text:p>
      <text:p text:style-name="P10"/>
      <text:p text:style-name="P12"><text:s text:c="6"/><text:span text:style-name="T8"><text:s text:c="9"/></text:span><text:span text:style-name="T10">ls ?</text:span></text:p>
      <text:p text:style-name="P14"/>
      <text:p text:style-name="P17"><text:span text:style-name="T19">4</text:span>. sudo mv <text:span text:style-name="T7">cbps</text:span><text:span text:style-name="T5">.war </text:span><text:s/>/var/lib/tomcat7/webapps/</text:p>
      <text:p text:style-name="P16"/>
      <text:p text:style-name="P10"><text:s text:c="19"/>ls /var/lib/tomcat7/webapps/</text:p>
      <text:p text:style-name="P10"/>
      <text:p text:style-name="P11"><text:span text:style-name="T20">5</text:span>. <text:s/>sudo service tomcat7 restart</text:p>
      <text:p text:style-name="P10"/>
      <text:p text:style-name="P10"/>
      <text:p text:style-name="P10"/>
      <text:p text:style-name="P4">DELETE FILES</text:p>
      <text:p text:style-name="P4"/>
      <text:p text:style-name="P6">cd to ongaro@localhost:/$ cd /var/lib/tomcat7/webapps</text:p>
      <text:p text:style-name="P6"/>
      <text:p text:style-name="P7">&gt; <text:span text:style-name="T18">cd /var/lib/tomcat7/webapps</text:span></text:p>
      <text:p text:style-name="P4"/>
      <text:p text:style-name="P4">sudo <text:span text:style-name="T13">rm </text:span><text:s/><text:span text:style-name="T21">cbps</text:span>.war <text:s/>-----<text:span text:style-name="T13">file (dot something--red)</text:span></text:p>
      <text:p text:style-name="P4"/>
      <text:p text:style-name="P5">sudo rm -rf <text:span text:style-name="T21">cbps</text:span> ------folder <text:span text:style-name="T17">(blue icons)</text:span></text:p>
      <text:p text:style-name="P5"/>
      <text:p text:style-name="P18"><text:span text:style-name="Source_20_Text"><text:span text:style-name="T14">sudo </text:span></text:span><text:span text:style-name="Source_20_Text">service tomcat7 restart</text:span></text:p>
      <text:p text:style-name="P8"/>
      <text:p text:style-name="P8"/>
      <text:p text:style-name="P8">System restart required ***</text:p>
      <text:p text:style-name="P19"><text:s text:c="5"/>sudo reboot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M Sans Quot 8" svg:font-family="'LM Sans Quot 8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38:00.420912189</meta:creation-date>
    <dc:date>2018-11-15T20:28:19.207009082</dc:date>
    <meta:editing-duration>PT14H27M17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2" meta:paragraph-count="17" meta:word-count="62" meta:character-count="553" meta:non-whitespace-character-count="450"/>
  </office:meta>
</office:document-meta>
</file>